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b3f6" officeooo:paragraph-rsid="0008b3f6"/>
    </style:style>
    <style:style style:name="P2" style:family="paragraph" style:parent-style-name="Standard">
      <style:text-properties fo:font-variant="normal" fo:text-transform="none" fo:color="#000000" style:font-name="sans-serif" fo:font-size="9.75pt" fo:letter-spacing="normal" fo:font-style="normal" fo:font-weight="normal" officeooo:rsid="0008b3f6" officeooo:paragraph-rsid="0008b3f6"/>
    </style:style>
    <style:style style:name="P3" style:family="paragraph" style:parent-style-name="Standard">
      <style:text-properties fo:font-variant="normal" fo:text-transform="none" fo:color="#000000" style:font-name="sans-serif" fo:font-size="9.75pt" fo:letter-spacing="normal" fo:font-style="normal" fo:font-weight="normal" officeooo:rsid="000b7a8a" officeooo:paragraph-rsid="000b7a8a"/>
    </style:style>
    <style:style style:name="P4" style:family="paragraph" style:parent-style-name="Standard">
      <style:text-properties fo:font-variant="normal" fo:text-transform="none" fo:color="#000000" style:font-name="sans-serif" fo:font-size="9.75pt" fo:letter-spacing="normal" fo:font-style="normal" fo:font-weight="normal" officeooo:rsid="000be200" officeooo:paragraph-rsid="000b7a8a"/>
    </style:style>
    <style:style style:name="P5" style:family="paragraph" style:parent-style-name="Standard">
      <style:text-properties fo:font-variant="normal" fo:text-transform="none" fo:color="#000000" style:font-name="sans-serif" fo:font-size="9.75pt" fo:letter-spacing="normal" fo:font-style="normal" fo:font-weight="normal" officeooo:rsid="000be200" officeooo:paragraph-rsid="000be200"/>
    </style:style>
    <style:style style:name="P6" style:family="paragraph" style:parent-style-name="Standard">
      <style:text-properties fo:font-variant="normal" fo:text-transform="none" fo:color="#000000" style:font-name="sans-serif" fo:font-size="9.75pt" fo:letter-spacing="normal" fo:font-style="normal" fo:font-weight="normal" officeooo:rsid="000d0158" officeooo:paragraph-rsid="000d0158"/>
    </style:style>
    <style:style style:name="P7" style:family="paragraph" style:parent-style-name="Standard">
      <style:text-properties fo:font-variant="normal" fo:text-transform="none" fo:color="#000000" style:font-name="sans-serif" fo:font-size="9.75pt" fo:letter-spacing="normal" fo:font-style="normal" fo:font-weight="normal" officeooo:rsid="000ee652" officeooo:paragraph-rsid="000ee652"/>
    </style:style>
    <style:style style:name="P8" style:family="paragraph" style:parent-style-name="Preformatted_20_Text">
      <style:text-properties fo:font-variant="normal" fo:text-transform="none" fo:color="#000000" style:font-name="Ubuntu Mono" fo:font-size="10.3999996185303pt" fo:letter-spacing="normal" fo:font-style="normal" fo:font-weight="normal" officeooo:rsid="000b7a8a" officeooo:paragraph-rsid="000b7a8a"/>
    </style:style>
    <style:style style:name="P9" style:family="paragraph" style:parent-style-name="Preformatted_20_Text">
      <style:text-properties fo:font-variant="normal" fo:text-transform="none" fo:color="#0000ff" style:font-name="Ubuntu Mono" fo:font-size="10.3999996185303pt" fo:letter-spacing="normal" fo:font-style="normal" fo:font-weight="normal" officeooo:rsid="000be200" officeooo:paragraph-rsid="000b7a8a"/>
    </style:style>
    <style:style style:name="P10" style:family="paragraph" style:parent-style-name="Preformatted_20_Text">
      <style:text-properties fo:font-variant="normal" fo:text-transform="none" fo:color="#0000ff" style:font-name="Ubuntu Mono" fo:font-size="10.3999996185303pt" fo:letter-spacing="normal" fo:font-style="normal" fo:font-weight="normal" officeooo:rsid="000ee652" officeooo:paragraph-rsid="000ee652"/>
    </style:style>
    <style:style style:name="P11" style:family="paragraph" style:parent-style-name="Preformatted_20_Text">
      <style:paragraph-properties fo:margin-top="0in" fo:margin-bottom="0in" loext:contextual-spacing="false" fo:padding="0in" fo:border="none"/>
    </style:style>
    <style:style style:name="P12" style:family="paragraph" style:parent-style-name="Preformatted_20_Text">
      <style:paragraph-properties fo:margin-top="0in" fo:margin-bottom="0in" loext:contextual-spacing="false" fo:padding="0in" fo:border="none"/>
      <style:text-properties style:font-name="Ubuntu Mono" fo:font-size="10.3999996185303pt"/>
    </style:style>
    <style:style style:name="P13" style:family="paragraph" style:parent-style-name="Preformatted_20_Text">
      <style:paragraph-properties fo:margin-top="0in" fo:margin-bottom="0in" loext:contextual-spacing="false" fo:padding="0in" fo:border="none"/>
      <style:text-properties officeooo:rsid="000d0158" officeooo:paragraph-rsid="000d0158"/>
    </style:style>
    <style:style style:name="T1" style:family="text">
      <style:text-properties fo:color="#0000ff"/>
    </style:style>
    <style:style style:name="T2" style:family="text">
      <style:text-properties style:font-name="Ubuntu Mono" fo:font-size="10.3999996185303pt"/>
    </style:style>
    <style:style style:name="T3" style:family="text">
      <style:text-properties officeooo:rsid="000d01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. Prostate</text:p>
      <text:p text:style-name="P1">1. Description</text:p>
      <text:p text:style-name="P2">Data to examine the correlation between the level of prostate-specific antigen and a number of clinical measures in men who were about to receive a radical prostatectomy.</text:p>
      <text:p text:style-name="P2">A data frame with 97 observations on the following 10 variables.</text:p>
      <text:p text:style-name="P2"/>
      <text:p text:style-name="P5">2. Regression lineaire</text:p>
      <text:p text:style-name="P5"/>
      <text:p text:style-name="P3">lm.beta</text:p>
      <text:p text:style-name="P8"><text:bookmark text:name="rstudio_console_output"/>(Intercept) <text:s text:c="6"/>lcavol <text:s text:c="5"/>lweight <text:s text:c="9"/>age </text:p>
      <text:p text:style-name="P12">-0.943044969 <text:s/>0.200877054 <text:s/>0.388765006 -0.003983511 </text:p>
      <text:p text:style-name="P3">=&gt; interpreter lm.beta</text:p>
      <text:p text:style-name="P5"/>
      <text:p text:style-name="P5">taux d’erreur</text:p>
      <text:p text:style-name="P8"><text:bookmark text:name="rstudio_console_output1"/><text:span text:style-name="T1">&gt; mean(lm.ghat != g)</text:span></text:p>
      <text:p text:style-name="P12">[1] 0.1958763</text:p>
      <text:p text:style-name="P12"><text:span text:style-name="T1">&gt; table(lm.ghat, g)</text:span></text:p>
      <text:p text:style-name="P12"><text:span text:style-name="T1"/></text:p>
      <text:p text:style-name="P12"><text:span text:style-name="T1"/></text:p>
      <text:p text:style-name="P11"><text:s text:c="7"/><text:span text:style-name="T2">g</text:span></text:p>
      <text:p text:style-name="P12">lm.ghat high low</text:p>
      <text:p text:style-name="P11"><text:s text:c="3"/><text:span text:style-name="T2">high <text:s text:c="2"/>39 <text:s/>11</text:span></text:p>
      <text:p text:style-name="P11"><text:s text:c="3"/><text:span text:style-name="T2">low <text:s text:c="4"/>8 <text:s/>39</text:span></text:p>
      <text:p text:style-name="P11"><text:span text:style-name="T2"/></text:p>
      <text:p text:style-name="P13"><text:span text:style-name="T2">3. KNN</text:span></text:p>
      <text:p text:style-name="P13"><text:span text:style-name="T2">3.1. Train (75%), Test (25%)</text:span></text:p>
      <text:p text:style-name="P13"><text:span text:style-name="T2">seed(30)</text:span></text:p>
      <text:p text:style-name="P13"><text:span text:style-name="T2"/></text:p>
      <text:p text:style-name="P9"><text:bookmark text:name="rstudio_console_output2"/>which.min(err_test)</text:p>
      <text:p text:style-name="P12">[1] <text:span text:style-name="T3">4</text:span></text:p>
      <text:p text:style-name="P4"/>
      <text:p text:style-name="P6">3.2. Seed(10), train(90), test(7)</text:p>
      <text:p text:style-name="P6"/>
      <text:p text:style-name="P7">3.3. Multi decoupage (train 90, test 7)</text:p>
      <text:p text:style-name="P10"><text:bookmark text:name="rstudio_console_output3"/>which.min(mean_err_test)</text:p>
      <text:p text:style-name="P12">[1] 9</text:p>
      <text:p text:style-name="P7"/>
      <text:p text:style-name="P7"/>
      <text:p text:style-name="P7">3.4. KNN cross-validation (LOO)</text:p>
      <text:p text:style-name="P7">?knn.cv</text:p>
      <text:p text:style-name="P7"/>
      <text:p text:style-name="P10"><text:bookmark text:name="rstudio_console_output4"/>which.min(err_test)</text:p>
      <text:p text:style-name="P12">[1] 9</text:p>
      <text:p text:style-name="P12"/>
      <text:p text:style-name="P12"/>
      <text:p text:style-name="P12"/>
      <text:p text:style-name="P12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09:25:00.061084866</meta:creation-date>
    <dc:date>2017-11-29T11:38:51.091087406</dc:date>
    <meta:editing-duration>PT3M10S</meta:editing-duration>
    <meta:editing-cycles>1</meta:editing-cycles>
    <meta:document-statistic meta:table-count="0" meta:image-count="0" meta:object-count="0" meta:page-count="1" meta:paragraph-count="30" meta:word-count="111" meta:character-count="763" meta:non-whitespace-character-count="637"/>
    <meta:generator>LibreOffice/5.1.6.2$Linux_X86_64 LibreOffice_project/10m0$Build-2</meta:generator>
  </office:meta>
</office:document-meta>
</file>